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" draw:fill-color="#eeeeee" draw:textarea-horizontal-align="justify" draw:textarea-vertical-align="middle" draw:auto-grow-height="false" fo:min-height="9.656cm" fo:min-width="9.927cm"/>
    </style:style>
    <style:style style:name="gr2" style:family="graphic" style:parent-style-name="standard">
      <style:graphic-properties draw:stroke="none" draw:fill="none" fo:min-height="7.116cm"/>
    </style:style>
    <style:style style:name="gr3" style:family="graphic" style:parent-style-name="standard">
      <style:graphic-properties draw:stroke="none" draw:fill="none" fo:min-height="4.731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text-properties fo:color="#dd4814" style:font-name="Ubuntu Mono" fo:font-size="220pt" style:font-size-asian="220pt" style:font-size-complex="220pt"/>
    </style:style>
    <style:style style:name="P3" style:family="paragraph">
      <loext:graphic-properties draw:fill="none"/>
      <style:text-properties fo:color="#dd4814" style:font-name="Ubuntu Mono" fo:font-size="220pt" style:font-size-asian="220pt" style:font-size-complex="220pt"/>
    </style:style>
    <style:style style:name="P4" style:family="paragraph">
      <style:text-properties fo:color="#2c001e" fo:font-size="90pt" style:font-size-asian="90pt" style:font-size-complex="90pt"/>
    </style:style>
    <style:style style:name="P5" style:family="paragraph">
      <loext:graphic-properties draw:fill="none"/>
      <style:text-properties fo:color="#2c001e" fo:font-size="90pt" style:font-size-asian="90pt" style:font-size-complex="90pt"/>
    </style:style>
    <style:style style:name="T1" style:family="text">
      <style:text-properties fo:color="#dd4814" style:font-name="Ubuntu Mono" fo:font-size="220pt" style:font-size-asian="220pt" style:font-size-complex="220pt"/>
    </style:style>
    <style:style style:name="T2" style:family="text">
      <style:text-properties fo:color="#2c001e" fo:font-size="90pt" style:font-size-asian="90pt" style:font-size-complex="9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427cm" svg:height="9.906cm" svg:x="5.248cm" svg:y="6.2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398cm" svg:height="8.011cm" svg:x="5.554cm" svg:y="7.623cm">
          <draw:text-box>
            <text:p text:style-name="P2"><text:span text:style-name="T1">c</text:span></text:p>
          </draw:text-box>
        </draw:frame>
        <draw:frame draw:style-name="gr3" draw:text-style-name="P5" draw:layer="layout" svg:width="4.181cm" svg:height="4.981cm" svg:x="11.387cm" svg:y="9.847cm">
          <draw:text-box>
            <text:p text:style-name="P4"><text:span text:style-name="T2">⚅</text:span></text:p>
          </draw:text-box>
        </draw:frame>
        <draw:frame draw:style-name="gr2" draw:text-style-name="P3" draw:layer="layout" svg:width="9.398cm" svg:height="8.011cm" svg:x="8.854cm" svg:y="7.624cm">
          <draw:text-box>
            <text:p text:style-name="P2"><text:span text:style-name="T1">i</text:span></text:p>
          </draw:text-box>
        </draw:frame>
        <draw:frame draw:style-name="gr3" draw:text-style-name="P5" draw:layer="layout" svg:width="4.181cm" svg:height="4.981cm" svg:x="11.888cm" svg:y="7.748cm">
          <draw:text-box>
            <text:p text:style-name="P4"><text:span text:style-name="T2">⚁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30T10:53:01.826110406</meta:creation-date>
    <dc:date>2016-07-30T11:15:01.407587818</dc:date>
    <meta:editing-duration>PT11M36S</meta:editing-duration>
    <meta:editing-cycles>3</meta:editing-cycles>
    <meta:generator>LibreOffice/5.1.4.2$Linux_X86_64 LibreOffice_project/10m0$Build-2</meta:generator>
    <meta:document-statistic meta:object-count="5"/>
  </office:meta>
</office:document-meta>
</file>